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7008in"/>
    </style:style>
    <style:style style:name="co4" style:family="table-column">
      <style:table-column-properties fo:break-before="auto" style:column-width="3.5543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2.8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65c295"/>
    </style:style>
    <style:style style:name="ce3" style:family="table-cell" style:parent-style-name="Default">
      <style:table-cell-properties fo:background-color="#f5822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>
        <table:iteration table:status="enable"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/>
          <table:table-cell office:value-type="string" calcext:value-type="string">
            <text:p>TEXTJOIN</text:p>
          </table:table-cell>
          <table:table-cell table:number-columns-repeated="2"/>
          <table:table-cell office:value-type="string" calcext:value-type="string">
            <text:p>CONCAT</text:p>
          </table:table-cell>
          <table:table-cell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B2</text:p>
          </table:table-cell>
          <table:table-cell/>
          <table:table-cell table:style-name="ce2" table:formula="of:=COM.MICROSOFT.TEXTJOIN(&quot;;&quot;;0;[.$A$1:.$B$3])" office:value-type="string" office:string-value="A1;B1;A2;B2;A3;B3" calcext:value-type="string">
            <text:p>A1;B1;A2;B2;A3;B3</text:p>
          </table:table-cell>
          <table:table-cell table:formula="of:=FORMULA([.D2])" office:value-type="string" office:string-value="=TEXTJOIN(&quot;;&quot;,0,$A$1:$B$3)" calcext:value-type="string">
            <text:p>=TEXTJOIN(";",0,$A$1:$B$3)</text:p>
          </table:table-cell>
          <table:table-cell/>
          <table:table-cell table:style-name="ce2" table:formula="of:=COM.MICROSOFT.CONCAT([.$A$1:.$B$3])" office:value-type="string" office:string-value="A1B1A2B2A3B3" calcext:value-type="string">
            <text:p>A1B1A2B2A3B3</text:p>
          </table:table-cell>
          <table:table-cell table:formula="of:=FORMULA([.G2])" office:value-type="string" office:string-value="=CONCAT($A$1:$B$3)" calcext:value-type="string">
            <text:p>=CONCAT($A$1:$B$3)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3</text:p>
          </table:table-cell>
          <table:table-cell/>
          <table:table-cell table:style-name="ce3" table:formula="of:=COM.MICROSOFT.TEXTJOIN(&quot;;&quot;;0;TRANSPOSE([.$A$1:.$B$3]))" office:value-type="string" office:string-value="A1;B1;A2;B2;A3;B3" calcext:value-type="string">
            <text:p>A1;B1;A2;B2;A3;B3</text:p>
          </table:table-cell>
          <table:table-cell table:formula="of:=FORMULA([.D3])" office:value-type="string" office:string-value="=TEXTJOIN(&quot;;&quot;,0,TRANSPOSE($A$1:$B$3))" calcext:value-type="string">
            <text:p>=TEXTJOIN(";",0,TRANSPOSE($A$1:$B$3))</text:p>
          </table:table-cell>
          <table:table-cell/>
          <table:table-cell table:style-name="ce3" table:formula="of:=COM.MICROSOFT.CONCAT(TRANSPOSE([.$A$1:.$B$3]))" office:value-type="string" office:string-value="A1B1A2B2A3B3" calcext:value-type="string">
            <text:p>A1B1A2B2A3B3</text:p>
          </table:table-cell>
          <table:table-cell table:formula="of:=FORMULA([.G3])" office:value-type="string" office:string-value="=CONCAT(TRANSPOSE($A$1:$B$3))" calcext:value-type="string">
            <text:p>=CONCAT(TRANSPOSE($A$1:$B$3)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table:number-matrix-columns-spanned="3" table:number-matrix-rows-spanned="2" table:formula="of:=TRANSPOSE([.$A$1:.$B$3])" office:value-type="string" office:string-value="A1" calcext:value-type="string">
            <text:p>A1</text:p>
          </table:table-cell>
          <table:table-cell table:style-name="ce1" office:value-type="string" office:string-value="A2" calcext:value-type="string">
            <text:p>A2</text:p>
          </table:table-cell>
          <table:table-cell table:style-name="ce1" office:value-type="string" office:string-value="A3" calcext:value-type="string">
            <text:p>A3</text:p>
          </table:table-cell>
          <table:table-cell table:style-name="ce2" table:formula="of:=COM.MICROSOFT.TEXTJOIN(&quot;;&quot;;0;[.$A$5:.$C$6])" office:value-type="string" office:string-value="A1;A2;A3;B1;B2;B3" calcext:value-type="string">
            <text:p>A1;A2;A3;B1;B2;B3</text:p>
          </table:table-cell>
          <table:table-cell table:formula="of:=FORMULA([.D5])" office:value-type="string" office:string-value="=TEXTJOIN(&quot;;&quot;,0,$A$5:$C$6)" calcext:value-type="string">
            <text:p>=TEXTJOIN(";",0,$A$5:$C$6)</text:p>
          </table:table-cell>
          <table:table-cell/>
          <table:table-cell table:style-name="ce2" table:formula="of:=COM.MICROSOFT.CONCAT([.$A$5:.$C$6])" office:value-type="string" office:string-value="A1A2A3B1B2B3" calcext:value-type="string">
            <text:p>A1A2A3B1B2B3</text:p>
          </table:table-cell>
          <table:table-cell table:formula="of:=FORMULA([.G5])" office:value-type="string" office:string-value="=CONCAT($A$5:$C$6)" calcext:value-type="string">
            <text:p>=CONCAT($A$5:$C$6)</text:p>
          </table:table-cell>
        </table:table-row>
        <table:table-row table:style-name="ro1">
          <table:table-cell table:style-name="ce1" office:value-type="string" office:string-value="B1" calcext:value-type="string">
            <text:p>B1</text:p>
          </table:table-cell>
          <table:table-cell table:style-name="ce1" office:value-type="string" office:string-value="B2" calcext:value-type="string">
            <text:p>B2</text:p>
          </table:table-cell>
          <table:table-cell table:style-name="ce1" office:value-type="string" office:string-value="B3" calcext:value-type="string">
            <text:p>B3</text:p>
          </table:table-cell>
          <table:table-cell table:style-name="ce3" table:formula="of:=COM.MICROSOFT.TEXTJOIN(&quot;;&quot;;0;TRANSPOSE([.$A$5:.$C$6]))" office:value-type="string" office:string-value="A1;B1;A2;B2;A3;B3" calcext:value-type="string">
            <text:p>A1;B1;A2;B2;A3;B3</text:p>
          </table:table-cell>
          <table:table-cell table:formula="of:=FORMULA([.D6])" office:value-type="string" office:string-value="=TEXTJOIN(&quot;;&quot;,0,TRANSPOSE($A$5:$C$6))" calcext:value-type="string">
            <text:p>=TEXTJOIN(";",0,TRANSPOSE($A$5:$C$6))</text:p>
          </table:table-cell>
          <table:table-cell/>
          <table:table-cell table:style-name="ce3" table:formula="of:=COM.MICROSOFT.CONCAT(TRANSPOSE([.$A$5:.$C$6]))" office:value-type="string" office:string-value="A1B1A2B2A3B3" calcext:value-type="string">
            <text:p>A1B1A2B2A3B3</text:p>
          </table:table-cell>
          <table:table-cell table:formula="of:=FORMULA([.G6])" office:value-type="string" office:string-value="=CONCAT(TRANSPOSE($A$5:$C$6))" calcext:value-type="string">
            <text:p>=CONCAT(TRANSPOSE($A$5:$C$6))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="DejaVu Sans Mono" fo:font-family="'DejaVu Sans Mono'" style:font-style-name="Book" style:font-family-generic="modern" style:font-pitch="fixed" fo:font-size="11pt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9:10:47.172175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7-27T01:05:28.393000000</meta:creation-date>
    <dc:title>MonoCalc</dc:title>
    <meta:editing-duration>P0D</meta:editing-duration>
    <meta:editing-cycles>1</meta:editing-cycles>
    <meta:generator>LibreOfficeDev/7.1.0.0.alpha0$Linux_X86_64 LibreOffice_project/e2f4e65a7b8024c00b049eebf0d87637efda7f24</meta:generator>
    <meta:document-statistic meta:table-count="1" meta:cell-count="30" meta:object-count="0"/>
    <meta:template xlink:type="simple" xlink:actuate="onRequest" xlink:title="MonoCalc" xlink:href="../../../../../AppData/Roaming/LibreOffice/4/user/template/MonoCalc.ots" meta:date="2017-07-27T00:36:22.981000000"/>
  </office:meta>
</office:document-meta>
</file>